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b036" officeooo:paragraph-rsid="001db036"/>
    </style:style>
    <style:style style:name="P2" style:family="paragraph" style:parent-style-name="Standard">
      <style:text-properties officeooo:rsid="001db036" officeooo:paragraph-rsid="001eae96"/>
    </style:style>
    <style:style style:name="P3" style:family="paragraph" style:parent-style-name="Standard">
      <style:text-properties officeooo:paragraph-rsid="001db036"/>
    </style:style>
    <style:style style:name="P4" style:family="paragraph" style:parent-style-name="Standard">
      <style:text-properties officeooo:paragraph-rsid="001eae96"/>
    </style:style>
    <style:style style:name="P5" style:family="paragraph" style:parent-style-name="Standard">
      <style:text-properties officeooo:rsid="001ed73a" officeooo:paragraph-rsid="001ed73a"/>
    </style:style>
    <style:style style:name="P6" style:family="paragraph" style:parent-style-name="Standard">
      <style:text-properties officeooo:rsid="001ed73a" officeooo:paragraph-rsid="0020dd6f"/>
    </style:style>
    <style:style style:name="P7" style:family="paragraph" style:parent-style-name="Standard">
      <style:text-properties officeooo:rsid="001ed73a" officeooo:paragraph-rsid="0021da39"/>
    </style:style>
    <style:style style:name="P8" style:family="paragraph" style:parent-style-name="Standard">
      <style:text-properties officeooo:paragraph-rsid="001ed73a"/>
    </style:style>
    <style:style style:name="P9" style:family="paragraph" style:parent-style-name="Standard">
      <style:text-properties officeooo:paragraph-rsid="0021da39"/>
    </style:style>
    <style:style style:name="P10" style:family="paragraph" style:parent-style-name="Text_20_body" style:list-style-name="L5"/>
    <style:style style:name="P11" style:family="paragraph" style:parent-style-name="Text_20_body">
      <style:text-properties officeooo:paragraph-rsid="001eae96"/>
    </style:style>
    <style:style style:name="P12" style:family="paragraph" style:parent-style-name="Text_20_body" style:list-style-name="L7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>
      <style:text-properties officeooo:rsid="001ed73a" officeooo:paragraph-rsid="0021da39"/>
    </style:style>
    <style:style style:name="T1" style:family="text">
      <style:text-properties officeooo:rsid="001eae96"/>
    </style:style>
    <style:style style:name="T2" style:family="text">
      <style:text-properties officeooo:rsid="001ed73a"/>
    </style:style>
    <style:style style:name="T3" style:family="text">
      <style:text-properties officeooo:rsid="0020dd6f"/>
    </style:style>
    <style:style style:name="T4" style:family="text">
      <style:text-properties officeooo:rsid="0021da3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jDir/</text:p>
      <text:p text:style-name="Standard">└── datasetJAX_214/</text:p>
      <text:p text:style-name="Standard"><text:s text:c="4"/>├── JAX_214/</text:p>
      <text:p text:style-name="Standard"><text:s text:c="4"/>│ <text:s text:c="2"/>├── RGB-crops/</text:p>
      <text:p text:style-name="Standard"><text:s text:c="4"/>│ <text:s text:c="2"/>│ <text:s text:c="2"/>└── JAX_214/</text:p>
      <text:p text:style-name="Standard"><text:s text:c="4"/>│ <text:s text:c="2"/>│ <text:s text:c="6"/>├── *.tif</text:p>
      <text:p text:style-name="Standard"><text:s text:c="4"/>│ <text:s text:c="2"/>├── Truth/</text:p>
      <text:p text:style-name="Standard"><text:s text:c="4"/>│ <text:s text:c="2"/>│ <text:s text:c="2"/>├── JAX_214_CLS/</text:p>
      <text:p text:style-name="Standard"><text:s text:c="4"/>│ <text:s text:c="2"/>│ <text:s text:c="2"/>├── JAX_214_DSM/</text:p>
      <text:p text:style-name="Standard"><text:s text:c="4"/>│ <text:s text:c="2"/>│ <text:s text:c="2"/>└── jax_214_DSM.txt</text:p>
      <text:p text:style-name="Standard"><text:s text:c="4"/>└── root_dir/</text:p>
      <text:p text:style-name="Standard"><text:s text:c="8"/>└── crops_rpcs_ba_v2/</text:p>
      <text:p text:style-name="Standard"><text:s text:c="12"/>└── JAX_214/</text:p>
      <text:p text:style-name="Standard"><text:s text:c="16"/>├── DenseDepth_ZM4/</text:p>
      <text:p text:style-name="Standard"><text:s text:c="16"/>├── *.json / *.npy</text:p>
      <text:p text:style-name="Standard"><text:s text:c="16"/>├── train.txt</text:p>
      <text:p text:style-name="Standard"><text:s text:c="16"/>└── test.txt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P1">principe : </text:p>
      <text:p text:style-name="P1"/>
      <text:p text:style-name="P1">Les dense depth maps sont générées à partir d'un semi-global matchin<text:span text:style-name="T1">g</text:span> (SGM) <text:span text:style-name="T1">en utilisant mipmap.</text:span></text:p>
      <text:p text:style-name="P1"/>
      <text:p text:style-name="P4"><text:span text:style-name="T1">Sous échantillone les images avant</text:span> (×4) <text:span text:style-name="T1">car ça permet de</text:span></text:p>
      <text:p text:style-name="P11"><text:span text:style-name="T1">permet à</text:span> SpS-NeRF <text:span text:style-name="T1">d’</text:span>apprend<text:span text:style-name="T1">re</text:span> à corriger les erreurs</text:p>
      <text:list xml:id="list246952589" text:style-name="L5">
        <text:list-item>
          <text:p text:style-name="P10">et ça évite que SpS-NeRF copie bêtement un mauvais depth map.</text:p>
        </text:list-item>
      </text:list>
      <text:p text:style-name="P4"/>
      <text:p text:style-name="P1"/>
      <text:p text:style-name="P1"/>
      <text:p text:style-name="P1">IMG 008 ---\</text:p>
      <text:p text:style-name="P1"><text:s text:c="13"/>\</text:p>
      <text:p text:style-name="P1">IMG 009 ----&gt; <text:s text:c="3"/>-&gt; Dense matching ---&gt; Depth map pour 009</text:p>
      <text:p text:style-name="P1"><text:s text:c="13"/>/</text:p>
      <text:p text:style-name="P1">IMG 010 ---/</text:p>
      <text:p text:style-name="P1"/>
      <text:p text:style-name="P1">format :</text:p>
      <text:p text:style-name="P1"/>
      <text:p text:style-name="P4">DenseDepth_ZM4/</text:p>
      <text:p text:style-name="P4"><text:s text:c="5"/>├── Image_2DPts.txt (coordonnées 2D pixels valides)</text:p>
      <text:p text:style-name="P4"><text:s text:c="5"/>├── Image_3DPts.txt (coordonnées 3D UTM)</text:p>
      <text:p text:style-name="P4"><text:s text:c="5"/>├── Image_3DPts_ecef.txt (coordonnées 3D géocentriques)</text:p>
      <text:p text:style-name="P4"><text:s text:c="5"/>└── Image_Correl.txt (qualité du matching pixel)</text:p>
      <text:p text:style-name="P2"/>
      <text:p text:style-name="P2"><text:soft-page-break/></text:p>
      <text:p text:style-name="P5">images disponible :</text:p>
      <text:p text:style-name="P5"/>
      <text:p text:style-name="P5">trantaine d’images elle même pris sous entre 5 et 20 vues différentes.</text:p>
      <text:p text:style-name="P5"/>
      <text:p text:style-name="P8"><text:span text:style-name="Strong_20_Emphasis">800*800, 0,31m par pixel</text:span></text:p>
      <text:p text:style-name="P5"><text:span text:style-name="Strong_20_Emphasis"/></text:p>
      <text:p text:style-name="P5"><text:span text:style-name="Strong_20_Emphasis"/></text:p>
      <text:p text:style-name="P6"><text:span text:style-name="Strong_20_Emphasis"><text:span text:style-name="T3">dsm utilisé dans le ground truth</text:span></text:span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9"><text:span text:style-name="Strong_20_Emphasis"><text:span text:style-name="T4">démonstrateur : <text:line-break/><text:line-break/></text:span></text:span><text:span text:style-name="Strong_20_Emphasis">à gauche : l'image vraie,</text:span></text:p>
      <text:list xml:id="list4293743898" text:style-name="L7">
        <text:list-item>
          <text:p text:style-name="P12">à droite : l'image reconstruite par ton NeRF.</text:p>
        </text:list-item>
      </text:list>
      <text:p text:style-name="P7"><text:span text:style-name="Strong_20_Emphasis"><text:span text:style-name="T4">Tester différents aspect :</text:span></text:span></text:p>
      <text:p text:style-name="P7"><text:span text:style-name="Strong_20_Emphasis"/></text:p>
      <text:p text:style-name="P15"><text:span text:style-name="Strong_20_Emphasis">Un bâtiment,</text:span></text:p>
      <text:list xml:id="list3097632059" text:style-name="L9">
        <text:list-item>
          <text:p text:style-name="P13">Une route,</text:p>
        </text:list-item>
      </text:list>
      <text:list xml:id="list2240128813" text:style-name="L10">
        <text:list-item>
          <text:p text:style-name="P14">Une rivière.</text:p>
        </text:list-item>
      </text:list>
      <text:p text:style-name="P7"><text:span text:style-name="Strong_20_Emphasis"/></text:p>
      <text:p text:style-name="P7"><text:span text:style-name="Strong_20_Emphasis"><text:span text:style-name="T4">Éventuellement faire une scene</text:span></text:span></text:p>
      <text:p text:style-name="P7"><text:span text:style-name="Strong_20_Emphasis"/></text:p>
      <text:p text:style-name="P7"><text:span text:style-name="Strong_20_Emphasis"><text:span text:style-name="T4">essayer d’illustrer les zones ou manques d’info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23:32:37.175115525</meta:creation-date>
    <dc:date>2025-04-28T00:50:12.023459270</dc:date>
    <meta:editing-duration>PT6M1S</meta:editing-duration>
    <meta:editing-cycles>1</meta:editing-cycles>
    <meta:document-statistic meta:table-count="0" meta:image-count="0" meta:object-count="0" meta:page-count="2" meta:paragraph-count="45" meta:word-count="206" meta:character-count="1412" meta:non-whitespace-character-count="1059"/>
    <meta:generator>LibreOffice/7.3.7.2$Linux_X86_64 LibreOffice_project/30$Build-2</meta:generator>
  </office:meta>
</office:document-meta>
</file>